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Cigale et la Fourmi</text:p>
      <text:p text:style-name="Standard"/>
      <text:p text:style-name="Standard">La Cigale, ayant chanté</text:p>
      <text:p text:style-name="Standard">Tout l'été,</text:p>
      <text:p text:style-name="Standard">Se trouva fort dépourvue</text:p>
      <text:p text:style-name="Standard">Quand la bise fut venue :</text:p>
      <text:p text:style-name="Standard">Pas un seul petit morceau</text:p>
      <text:p text:style-name="Standard">De mouche ou de vermisseau.</text:p>
      <text:p text:style-name="Standard">Elle alla crier famine</text:p>
      <text:p text:style-name="Standard">Chez la Fourmi sa voisine,</text:p>
      <text:p text:style-name="Standard">La priant de lui prêter</text:p>
      <text:p text:style-name="Standard">Quelque grain pour subsister</text:p>
      <text:p text:style-name="Standard">Jusqu'à la saison nouvelle.</text:p>
      <text:p text:style-name="Standard">Je vous paierai, lui dit-elle,</text:p>
      <text:p text:style-name="Standard">Avant l'Oût, foi d'animal,</text:p>
      <text:p text:style-name="Standard">Intérêt et principal. </text:p>
      <text:p text:style-name="Standard">La Fourmi n'est pas prêteuse :</text:p>
      <text:p text:style-name="Standard">C'est là son moindre défaut.</text:p>
      <text:p text:style-name="Standard">Que faisiez-vous au temps chaud ?</text:p>
      <text:p text:style-name="Standard">Dit-elle à cette emprunteuse.</text:p>
      <text:p text:style-name="Standard">Nuit et jour à tout venant</text:p>
      <text:p text:style-name="Standard">Je chantais, ne vous déplaise.</text:p>
      <text:p text:style-name="Standard">Vous chantiez ? j'en suis fort aise.</text:p>
      <text:p text:style-name="Standard">Eh bien! dansez maintena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1-17T22:27:11</meta:creation-date>
    <dc:date>2012-09-14T14:30:43</dc:date>
    <dc:language>en-US</dc:language>
    <meta:editing-cycles>3</meta:editing-cycles>
    <meta:editing-duration>PT49S</meta:editing-duration>
    <dc:creator>Eric Wegrzynowski</dc:creator>
    <meta:document-statistic meta:table-count="0" meta:image-count="0" meta:object-count="0" meta:page-count="1" meta:paragraph-count="23" meta:word-count="108" meta:character-count="600" meta:non-whitespace-character-count="514"/>
    <meta:user-defined meta:name="Info 1"/>
    <meta:user-defined meta:name="Info 2"/>
    <meta:user-defined meta:name="Info 3"/>
    <meta:user-defined meta:name="Info 4"/>
  </office:meta>
</office:document-meta>
</file>